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f2f0" officeooo:paragraph-rsid="0009f2f0"/>
    </style:style>
    <style:style style:name="P2" style:family="paragraph" style:parent-style-name="Standard">
      <style:paragraph-properties fo:text-align="start" style:justify-single-word="false"/>
      <style:text-properties officeooo:rsid="0009f2f0" officeooo:paragraph-rsid="0009f2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Química</text:p>
      <text:p text:style-name="P1"/>
      <text:p text:style-name="P2">3-A vitamina de dissolve em materiais apolares, já que se trata de um lipídio, como óleo mineral, que assim pode auxiliar na sua eliminação do organismo.</text:p>
      <text:p text:style-name="P2">4-A vitamina a e uma substancia lipossolúvel, que limita sua eliminação pela urina. </text:p>
      <text:p text:style-name="P2">5-A vitamina c é hidrossolúvel em razão de presença de vários grupos polare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1:10:33.432090634</meta:creation-date>
    <dc:date>2020-10-26T11:18:20.172306859</dc:date>
    <meta:editing-duration>PT7M47S</meta:editing-duration>
    <meta:editing-cycles>1</meta:editing-cycles>
    <meta:document-statistic meta:table-count="0" meta:image-count="0" meta:object-count="0" meta:page-count="1" meta:paragraph-count="4" meta:word-count="55" meta:character-count="334" meta:non-whitespace-character-count="282"/>
    <meta:generator>LibreOffice/6.4.6.2$Linux_X86_64 LibreOffice_project/40$Build-2</meta:generator>
  </office:meta>
</office:document-meta>
</file>